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font-size="24pt" style:font-size-asian="24pt"/>
    </style:style>
    <style:style style:name="P2" style:parent-style-name="Normal" style:family="paragraph">
      <style:paragraph-properties fo:text-align="justify"/>
    </style:style>
    <style:style style:name="P3" style:parent-style-name="Heading2" style:list-style-name="LFO3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ListParagraph" style:list-style-name="LFO4" style:family="paragraph">
      <style:paragraph-properties fo:text-align="justify"/>
    </style:style>
    <style:style style:name="P6" style:parent-style-name="ListParagraph" style:list-style-name="LFO4" style:family="paragraph">
      <style:paragraph-properties fo:text-align="justify"/>
    </style:style>
    <style:style style:name="P7" style:parent-style-name="ListParagraph" style:list-style-name="LFO4" style:family="paragraph">
      <style:paragraph-properties fo:text-align="justify"/>
    </style:style>
    <style:style style:name="P8" style:parent-style-name="ListParagraph" style:list-style-name="LFO4" style:family="paragraph">
      <style:paragraph-properties fo:text-align="justify"/>
    </style:style>
    <style:style style:name="P9" style:parent-style-name="ListParagraph" style:list-style-name="LFO4" style:family="paragraph">
      <style:paragraph-properties fo:text-align="justify"/>
    </style:style>
    <style:style style:name="P10" style:parent-style-name="ListParagraph" style:list-style-name="LFO4" style:family="paragraph">
      <style:paragraph-properties fo:text-align="justify"/>
    </style:style>
    <style:style style:name="P11" style:parent-style-name="ListParagraph" style:list-style-name="LFO4" style:family="paragraph">
      <style:paragraph-properties fo:text-align="justify"/>
    </style:style>
    <style:style style:name="P12" style:parent-style-name="ListParagraph" style:list-style-name="LFO4" style:family="paragraph">
      <style:paragraph-properties fo:text-align="justify"/>
    </style:style>
    <style:style style:name="P13" style:parent-style-name="ListParagraph" style:list-style-name="LFO4" style:family="paragraph">
      <style:paragraph-properties fo:text-align="justify"/>
    </style:style>
    <style:style style:name="P14" style:parent-style-name="ListParagraph" style:list-style-name="LFO4" style:family="paragraph">
      <style:paragraph-properties fo:text-align="justify"/>
    </style:style>
    <style:style style:name="P15" style:parent-style-name="Heading2" style:list-style-name="LFO3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</office:automatic-styles>
  <office:body>
    <office:text text:use-soft-page-breaks="true">
      <text:p text:style-name="P1">PRIMERA ITERACIÓN I.S.A.</text:p>
      <text:h text:style-name="Heading1" text:outline-level="1">Visión</text:h>
      <text:h text:style-name="Heading2" text:outline-level="2">Descripción del problema</text:h>
      <text:p text:style-name="P2">Nuestro cliente<text:s/>se trata de una empresa cuya actividad<text:s/>consiste en la reparación, mantenimiento y venta de equipos<text:s/>informáticos.<text:s/>Debemos realizar un sistema informático que les permita<text:s/>llevar un registro de los clientes y proveedores,<text:s/>de la llegada de pedidos y de las facturas<text:s/>realizadas,<text:s/>así como tener un control del stock del almacén en<text:s/>función del cual se realizan los pedidos. También se<text:s/>monitorizará<text:s/>el trabajo a partir del cual la empresa podrá<text:s/>tomar<text:s/>decisiones,<text:s/>como contratar personal adicional.</text:p>
      <text:h text:style-name="P3" text:outline-level="2">Descripción del personal involucrado</text:h>
      <text:p text:style-name="P4">Tenemos una empresa que consta con dos departamentos:</text:p>
      <text:list text:style-name="LFO4" text:continue-numbering="true">
        <text:list-item>
          <text:p text:style-name="P5">Departamento comercial</text:p>
        </text:list-item>
        <text:list-item>
          <text:p text:style-name="P6">Departamento<text:s/>técnico: dentro de este departamento encontramos<text:s/>tres tipos de usuarios</text:p>
          <text:list text:continue-numbering="true">
            <text:list-item>
              <text:p text:style-name="P7">Responsable de almacén. Se encarga de tener un control del stock de las piezas básicas y de realizar el pedido de las piezas especiales para llevar a cabo una reparación puntual.</text:p>
            </text:list-item>
            <text:list-item>
              <text:p text:style-name="P8">Coordinador. Las tareas principales que desempeña son:</text:p>
              <text:list text:continue-numbering="true">
                <text:list-item>
                  <text:p text:style-name="P9">Control de presupuestos y facturas para obtener unos informes sobre los beneficios obtenidos semanalmente.</text:p>
                </text:list-item>
                <text:list-item>
                  <text:p text:style-name="P10">Asignación de trabajo a los técnicos informáticos.</text:p>
                </text:list-item>
                <text:list-item>
                  <text:p text:style-name="P11">Realiza un seguimiento de los trabajadores.</text:p>
                </text:list-item>
                <text:list-item>
                  <text:p text:style-name="P12">Seguimiento<text:s/>del trabajo<text:s/>semanal<text:s/>realizado por cada técnico.</text:p>
                </text:list-item>
                <text:list-item>
                  <text:p text:style-name="P13">Seguimiento de los trabajos realizados, asignados, no terminador o pendientes de asignación para detectar picos de trabajo<text:s/>y así contratar personal<text:s/>adicional.</text:p>
                </text:list-item>
              </text:list>
            </text:list-item>
            <text:list-item>
              <text:p text:style-name="P14">Técnicos informáticos.<text:s/>Realizan las reparaciones desplazándose hasta<text:s/>la dirección del cliente. Realizan un parte de trabajo<text:s/>que incorporan al sistema informático en tiempo real, indicando la duración de la reparación<text:s/>o instalación y el coste de<text:s/>esta.</text:p>
            </text:list-item>
          </text:list>
        </text:list-item>
      </text:list>
      <text:h text:style-name="P15" text:outline-level="2">Descripción de la solución<text:s/></text:h>
      <text:p text:style-name="P16">La solución que proponemos es el desarrollo de una aplicación<text:s/>web que será utilizada por los comerciales y el departamento técnico. Con esto intentaremos evitar los posibles problemas derivados de la instalación de una aplicación, con un simple acceso a internet y un navegador los usuarios podrán conectarse mediante<text:s/>un usuario y contraseña al servicio. También evitamos la intervención de un técnico<text:s/>para posibles errores de compatibilidad y la corrección de errores y actualizaciones sin la necesidad de una instalación, simplemente se<text:s/>necesitará refrescar la página.<text:s/></text:p>
      <text:p text:style-name="P17">También realizaremos una aplicación móvil<text:s/>que se conectará por VPN al servidor,<text:s/>con la que los técnicos puedan registrar sus partes de trabajo.</text:p>
      <text:p text:style-name="P18">Para la implementación de esta solución necesitaremos instalar en la empresa un servidor en el que esté corriendo una base de datos, que será realizada en postgres<text:s/>SQL,<text:s/>así<text:s/>como un programa cliente en el que esté cargada la página web a la que se conectan<text:s/>los equipos de los comerciales y el departamento técnico.</text:p>
      <text:p text:style-name="P19">La página web se desarrollará con HTML5, JavaScript y CSS3.<text:s/></text:p>
      <text:p text:style-name="P20"/>
      <text:p text:style-name="Normal"/>
      <text:h text:style-name="Heading1" text:outline-level="1">Introducción</text:h>
      <text:h text:style-name="Heading2" text:outline-level="2">Propósito</text:h>
      <text:p text:style-name="Normal">El presente documento tiene como propósito definir las especificaciones funcionales, no funcionales y del sistema para la implantación<text:s/></text:p>
      <text:p text:style-name="Normal">HOLAAAAAAAAA!!!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1CADE4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Yu Gothic Light" style:font-name-complex="Times New Roman" fo:color="#1481AB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Yu Gothic Light" style:font-name-complex="Times New Roman" fo:color="#1481AB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Yu Gothic Light" style:font-name-complex="Times New Roman" fo:color="#404040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font-style="italic" style:font-style-asian="italic" style:font-style-complex="italic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font-variant="small-caps" fo:color="#595959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Calibri Light" style:font-name-asian="Yu Gothic Light" style:font-name-complex="Times New Roman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1481AB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1481AB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404040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 Light" style:font-name-asian="Yu Gothic Light" style:font-name-complex="Times New Roma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Yu Gothic Light" style:font-name-complex="Times New Roman" fo:color="#595959"/>
    </style:style>
    <style:style style:name="Heading7Char" style:display-name="Heading 7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595959"/>
    </style:style>
    <style:style style:name="Heading8Char" style:display-name="Heading 8 Char" style:family="text" style:parent-style-name="DefaultParagraphFont">
      <style:text-properties style:font-name="Calibri Light" style:font-name-asian="Yu Gothic Light" style:font-name-complex="Times New Roman" fo:font-variant="small-caps" fo:color="#595959"/>
    </style:style>
    <style:style style:name="Heading9Char" style:display-name="Heading 9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font-variant="small-caps" fo:color="#595959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Yu Gothic Light" style:font-name-complex="Times New Roman" fo:color="#1481AB" fo:letter-spacing="-0.0048in" fo:font-size="40pt" style:font-size-asian="40pt" style:font-size-complex="40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color="#1481AB" fo:letter-spacing="-0.0048in" fo:font-size="40pt" style:font-size-asian="40pt" style:font-size-complex="40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Calibri Light" style:font-name-asian="Yu Gothic Light" style:font-name-complex="Times New Roman" fo:color="#404040" fo:font-size="15pt" style:font-size-asian="15pt" style:font-size-complex="15pt" fo:hyphenate="false"/>
    </style:style>
    <style:style style:name="SubtitleChar" style:display-name="Subtitle Char" style:family="text" style:parent-style-name="DefaultParagraphFont">
      <style:text-properties style:font-name="Calibri Light" style:font-name-asian="Yu Gothic Light" style:font-name-complex="Times New Roman" fo:color="#404040" fo:font-size="15pt" style:font-size-asian="15pt" style:font-size-complex="1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style:font-name-asian="Yu Gothic Light" style:font-name-complex="Times New Roman" fo:color="#1CADE4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Yu Gothic Light" style:font-name-complex="Times New Roman" fo:color="#1CADE4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cade4" draw:opacity="100%" draw:stroke="solid" svg:stroke-width="0.01389in" svg:stroke-color="#117ea7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érez Medeiro Laura</meta:initial-creator>
    <dc:creator>Sanz Sacristán Sergio</dc:creator>
    <meta:creation-date>2018-09-23T08:58:00Z</meta:creation-date>
    <dc:date>2018-09-23T08:58:00Z</dc:date>
    <meta:template xlink:href="Normal.dotm" xlink:type="simple"/>
    <meta:editing-cycles>60</meta:editing-cycles>
    <meta:editing-duration>PT2880S</meta:editing-duration>
    <meta:document-statistic meta:page-count="1" meta:paragraph-count="5" meta:word-count="442" meta:character-count="2960" meta:row-count="21" meta:non-whitespace-character-count="2523"/>
  </office:meta>
</office:document-meta>
</file>